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831A8725041748AD.png" manifest:media-type="image/png"/>
  <manifest:file-entry manifest:full-path="Pictures/100002010000025F000002F99596595D27242AC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Gadugi2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Gadugi3" svg:font-family="Gadugi" style:font-adornments="Bold" style:font-family-generic="swiss" style:font-pitch="variable"/>
    <style:font-face style:name="Gadugi1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503e2"/>
    </style:style>
    <style:style style:name="P2" style:family="paragraph" style:parent-style-name="ICRL-_20_Rodapé">
      <style:paragraph-properties fo:text-align="start" style:justify-single-word="false"/>
    </style:style>
    <style:style style:name="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style:font-name="Gadugi1" fo:font-size="12pt" fo:font-weight="bold" officeooo:rsid="0017a34a" officeooo:paragraph-rsid="0017a34a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Quadro"/>
      </text:sequence-decls>
      <text:p text:style-name="P6">ANEXO – MÍDIA ÓTIC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Gadugi2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Gadugi3" svg:font-family="Gadugi" style:font-adornments="Bold" style:font-family-generic="swiss" style:font-pitch="variable"/>
    <style:font-face style:name="Gadugi1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cm" style:contextual-spacing="false" fo:line-height="125%" fo:text-align="justify" style:justify-single-word="false" style:page-number="auto">
        <style:tab-stops/>
      </style:paragraph-properties>
      <style:text-properties style:font-name="Gadugi1" fo:font-family="Gadugi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2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1cm" fo:margin-bottom="0.21cm" style:contextual-spacing="false"/>
      <style:text-properties style:font-name="Gadugi3" fo:font-family="Gadugi" style:font-style-name="Bold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/>
      <style:text-properties style:font-name="Gadugi1" fo:font-family="Gadugi" style:font-style-name="Regular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style:font-name="Gadugi1" fo:font-family="Gadugi" style:font-style-name="Regular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Gadugi1" fo:font-family="Gadugi" style:font-style-name="Regular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ICRL-_20_Rodapé" style:display-name="ICRL- Rodapé" style:family="paragraph" style:parent-style-name="ICLR_20_-_20_Normal">
      <style:paragraph-properties fo:margin-left="0cm" fo:margin-right="0cm" fo:line-height="100%" fo:text-indent="0cm" style:auto-text-indent="false"/>
      <style:text-properties fo:font-size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30P0"/>
    </number:currency-style>
    <number:currency-style style:name="N13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4P0"/>
    </number:currency-style>
    <number:date-style style:name="N13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1">
      <number:day number:calendar="jewish"/>
      <number:text> </number:text>
      <number:month number:calendar="jewish" number:style="long" number:textual="true"/>
    </number:date-style>
    <number:date-style style:name="N142">
      <number:month number:calendar="jewish" number:style="long" number:textual="true"/>
      <number:text> </number:text>
      <number:day number:calendar="jewish"/>
    </number:date-style>
    <number:date-style style:name="N143">
      <number:month number:calendar="jewish" number:style="long" number:textual="true"/>
      <number:text> </number:text>
      <number:year number:calendar="jewish" number:style="long"/>
    </number:date-style>
    <number:date-style style:name="N144">
      <number:month number:calendar="jewish" number:style="long" number:textual="true"/>
    </number:date-style>
  </office:styles>
  <office:automatic-styles>
    <style:style style:name="Table2" style:family="table">
      <style:table-properties style:width="15.93cm" fo:margin-left="-0.191cm" fo:margin-top="0cm" fo:margin-bottom="0cm" table:align="left" style:writing-mode="lr-tb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0.583cm"/>
    </style:style>
    <style:style style:name="Table2.C" style:family="table-column">
      <style:table-column-properties style:column-width="2.672cm"/>
    </style:style>
    <style:style style:name="Table2.1" style:family="table-row">
      <style:table-row-properties style:min-row-height="2.482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/>
    </style:style>
    <style:style style:name="Table2.2" style:family="table-row">
      <style:table-row-properties style:min-row-height="0.3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Standard">
      <style:text-properties officeooo:paragraph-rsid="000503e2"/>
    </style:style>
    <style:style style:name="MP2" style:family="paragraph" style:parent-style-name="ICRL-_20_Rodapé">
      <style:paragraph-properties fo:text-align="start" style:justify-single-word="false"/>
    </style:style>
    <style:style style:name="M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/>
    </style:style>
    <style:style style:name="M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MT1" style:family="text"/>
    <style:style style:name="M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.3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0cm" fo:border="none" fo:padding-top="0.199cm" fo:padding-bottom="0cm" fo:padding-left="0cm" fo:padding-right="0cm" fo:background-color="transparent" style:dynamic-spacing="true" draw:fill="none" draw:fill-color="#729fcf"/>
      </style:header-style>
      <style:footer-style>
        <style:header-footer-properties svg:height="1.998cm" fo:margin-left="0cm" fo:margin-right="0cm" fo:margin-top="0.499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3"><draw:frame draw:style-name="Mfr1" draw:name="Image1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le2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4">Instituto de Criminalística Leonardo Rodrigues</text:p>
            </table:table-cell>
            <table:table-cell table:style-name="Table2.A1" office:value-type="string">
              <text:p text:style-name="MP4"><draw:frame draw:style-name="Mfr2" draw:name="Image2" text:anchor-type="as-char" svg:width="1.829cm" svg:height="2.29cm" draw:z-index="1"><draw:image xlink:href="Pictures/100002010000025F000002F99596595D27242AC8.png" xlink:type="simple" xlink:show="embed" xlink:actuate="onLoad" draw:mime-type="image/png"/></draw:frame></text:p>
            </table:table-cell>
          </table:table-row>
          <table:table-row table:style-name="Table2.2">
            <table:table-cell table:style-name="Table2.A2" table:number-columns-spanned="3" office:value-type="string">
              <text:p text:style-name="MP5"><text:s/><text:text-input text:description="">{{ pericia.rg }}</text:text-input>/<text:text-input text:description="">{{ pericia.ano }}</text:text-input> - SINF/ICLR</text:p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<text:a xlink:type="simple" xlink:href="http://www.policiacientifica.go.gov.br/" text:style-name="Internet_20_link" text:visited-style-name="Visited_20_Internet_20_Link">www.policiacientifica.go.gov.br</text:a> 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8T17:48:19.568000000</meta:creation-date>
    <dc:date>2020-10-18T21:42:35.589000000</dc:date>
    <meta:editing-duration>PT34M31S</meta:editing-duration>
    <meta:editing-cycles>13</meta:editing-cycles>
    <meta:generator>LibreOffice/7.0.1.2$Windows_X86_64 LibreOffice_project/7cbcfc562f6eb6708b5ff7d7397325de9e764452</meta:generator>
    <meta:document-statistic meta:table-count="1" meta:image-count="2" meta:object-count="0" meta:page-count="1" meta:paragraph-count="10" meta:word-count="54" meta:character-count="386" meta:non-whitespace-character-count="334"/>
  </office:meta>
</office:document-meta>
</file>